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3529282268640162109" text:style-name="L1">
        <text:list-item>
          <text:p text:style-name="P150">Книги:</text:p>
        </text:list-item>
      </text:list>
      <text:list xml:id="list137667809010321064"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937279737571231041"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7782671686394930350"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какие-то мелкие грызуны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2"/>
      <text:p text:style-name="P52">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пне посреди непролазных кустов, <text:s/>увешанным паутиной с ног до головы.</text:p>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Обида и разочарование в голосе аликорницы была столь явной,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
      <text:p text:style-name="P42">&lt;<text:span text:style-name="T1">Селестия ведёт Анона к полянке, где их уже ждёт Луна — чтобы преподать ему урок снопроходчества</text:span>&gt;</text:p>
      <text:p text:style-name="P52"/>
      <text:p text:style-name="P52">Аликорница </text:p>
      <text:p text:style-name="P52"><text:soft-page-break/></text:p>
      <text:p text:style-name="P52"/>
      <text:p text:style-name="P52">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2"/>
      <text:p text:style-name="P52">Аликорница вздохнула (убедилась, что и снопроходчество для Анона не подходит) и спросила:</text:p>
      <text:p text:style-name="P52">Анон, что ты имел ввиду, когда говорил, что есть более близкий способ познакомиться?</text:p>
      <text:p text:style-name="P52">Анон смущаясь — секс — и тут же вообразил себе картину секса с Селестией. Это было... забавно и... к чёрту такие мысли!</text:p>
      <text:p text:style-name="P42"/>
      <text:p text:style-name="P42">&lt;<text:span text:style-name="T1">цель вставки — </text:span></text:p>
      <text:p text:style-name="P52">б) Сел излечивает Анона от наркомании</text:p>
      <text:p text:style-name="P52">в) Анон <text:s/>чувствует влечение к Сел</text:p>
      <text:p text:style-name="P52">д) Сел пытается узнать у Анона, что он хочет (спрашивает про желание снопроходчества)</text:p>
      <text:p text:style-name="P52">е) Сел объясняет похабную надпись на обратной стороне Луны</text:p>
      <text:p text:style-name="P52">а) встреча Анона с Агамемноном, обучение того матюкам</text:p>
      <text:p text:style-name="P42">&gt;</text:p>
      <text:p text:style-name="P42"/>
      <text:p text:style-name="P35"><text:span text:style-name="T33">&lt;</text:span><text:span text:style-name="T1">Анон не успел увидеть подробности</text:span><text:span text:style-name="T33">&gt;</text:span></text:p>
      <text:p text:style-name="P42"/>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2"/>
      <text:p text:style-name="P52"><text:soft-page-break/></text:p>
      <text:p text:style-name="P53">***</text:p>
      <text:p text:style-name="P33">завершение прогулки</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text:soft-page-break/>–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text:soft-page-break/>–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text:soft-page-break/>–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oft-page-break/><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pan text:style-name="T44">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text:soft-page-break/>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text:soft-page-break/>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lt;<text:span text:style-name="T88">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text:soft-page-break/>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oft-page-break/><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3T09:50:35.77</dc:date>
    <meta:editing-duration>P126DT6H27M36S</meta:editing-duration>
    <meta:editing-cycles>7639</meta:editing-cycles>
    <meta:generator>OpenOffice/4.1.1$Win32 OpenOffice.org_project/411m6$Build-9775</meta:generator>
    <dc:creator>макс </dc:creator>
    <meta:document-statistic meta:table-count="0" meta:image-count="0" meta:object-count="0" meta:page-count="195" meta:paragraph-count="4196" meta:word-count="89361" meta:character-count="567779"/>
  </office:meta>
</office:document-meta>
</file>